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30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ersona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ersona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b</text:p>
          </table:table-cell>
          <table:table-cell table:style-name="ce2" office:value-type="string" calcext:value-type="string">
            <text:p>Mężczyzn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a</text:p>
          </table:table-cell>
          <table:table-cell table:style-name="ce2" office:value-type="string" calcext:value-type="string">
            <text:p>Kobieta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table:style-name="ce2" office:value-type="string" calcext:value-type="string">
            <text:p>Student, pracujący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b</text:p>
          </table:table-cell>
          <table:table-cell table:style-name="ce2" office:value-type="string" calcext:value-type="string">
            <text:p>Studiuje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style-name="ce3" office:value-type="string" calcext:value-type="string">
            <text:p>Mieszka ze znajomymi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Mieszka ze znajomymi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ie pamięta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2" office:value-type="string" calcext:value-type="string">
            <text:p>Nie zdarza się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ie zdarza się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b</text:p>
          </table:table-cell>
          <table:table-cell table:style-name="ce2" office:value-type="string" calcext:value-type="string">
            <text:p>Nie zdarza się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c</text:p>
          </table:table-cell>
          <table:table-cell table:style-name="ce2" office:value-type="string" calcext:value-type="string">
            <text:p>Ostatni miesiąc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Nie zdarza się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ie pamięta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table:style-name="ce2" office:value-type="string" calcext:value-type="string">
            <text:p>Nie zdarza się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ie posiada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Raz w miesiącu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2" office:value-type="string" calcext:value-type="string">
            <text:p>Nie posiada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2" office:value-type="string" calcext:value-type="string">
            <text:p>Nie zdarza się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b</text:p>
          </table:table-cell>
          <table:table-cell table:style-name="ce2" office:value-type="string" calcext:value-type="string">
            <text:p>&lt; 3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&gt;= 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b</text:p>
          </table:table-cell>
          <table:table-cell table:style-name="ce2" office:value-type="string" calcext:value-type="string">
            <text:p>Ni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&gt; 10%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a</text:p>
          </table:table-cell>
          <table:table-cell table:style-name="ce2" office:value-type="string" calcext:value-type="string">
            <text:p>Nigdy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c</text:p>
          </table:table-cell>
          <table:table-cell table:style-name="ce2" office:value-type="string" calcext:value-type="string">
            <text:p>Nie <text:s/>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style-name="ce2" office:value-type="string" calcext:value-type="string">
            <text:p>Nie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b</text:p>
          </table:table-cell>
          <table:table-cell table:style-name="ce2" office:value-type="string" calcext:value-type="string">
            <text:p>Nie <text:s/>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b</text:p>
          </table:table-cell>
          <table:table-cell table:style-name="ce2" office:value-type="string" calcext:value-type="string">
            <text:p>Nie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Nie <text:s/>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Nie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Tak</text:p>
          </table:table-cell>
          <table:table-cell table:style-name="ce2"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Tak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ie <text:s/>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Tak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Tak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Tak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Tak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i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Nie <text:s/></text:p>
          </table:table-cell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Tak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Nie posada</text:p>
          </table:table-cell>
          <table:table-cell table:style-name="ce2"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Tak</text:p>
          </table:table-cell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8:47:40.891000000</meta:creation-date>
    <dc:date>2017-06-17T20:54:06.679000000</dc:date>
    <meta:editing-duration>PT22M16S</meta:editing-duration>
    <meta:editing-cycles>4</meta:editing-cycles>
    <meta:generator>LibreOffice/5.1.0.3$Windows_x86 LibreOffice_project/5e3e00a007d9b3b6efb6797a8b8e57b51ab1f737</meta:generator>
    <meta:document-statistic meta:table-count="1" meta:cell-count="274" meta:object-count="0"/>
  </office:meta>
</office:document-meta>
</file>